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75in" fo:margin-left="1.5in" table:align="left" style:writing-mode="lr-tb"/>
    </style:style>
    <style:style style:name="Table1.A" style:family="table-column">
      <style:table-column-properties style:column-width="1.4931in"/>
    </style:style>
    <style:style style:name="Table1.B" style:family="table-column">
      <style:table-column-properties style:column-width="1.8819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none" fo:border-right="none" fo:border-top="0.5pt solid #000000" fo:border-bottom="0.5pt solid #000000" style:writing-mode="lr-tb"/>
    </style:style>
    <style:style style:name="Table1.A2" style:family="table-cell">
      <style:table-cell-properties style:vertical-align="top" fo:padding-left="0.0486in" fo:padding-right="0.0486in" fo:padding-top="0in" fo:padding-bottom="0in" fo:border-left="none" fo:border-right="none" fo:border-top="0.5pt solid #000000" fo:border-bottom="none" style:writing-mode="lr-tb"/>
    </style:style>
    <style:style style:name="Table1.A3" style:family="table-cell">
      <style:table-cell-properties style:vertical-align="top" fo:padding-left="0.0486in" fo:padding-right="0.0486in" fo:padding-top="0in" fo:padding-bottom="0in" fo:border="none" style:writing-mode="lr-tb"/>
    </style:style>
    <style:style style:name="Table1.A4" style:family="table-cell">
      <style:table-cell-properties style:vertical-align="top" fo:padding-left="0.0486in" fo:padding-right="0.0486in" fo:padding-top="0in" fo:padding-bottom="0in" fo:border-left="none" fo:border-right="none" fo:border-top="none" fo:border-bottom="0.5pt solid #000000" style:writing-mode="lr-tb"/>
    </style:style>
    <style:style style:name="P1" style:family="paragraph" style:parent-style-name="Header">
      <style:paragraph-properties fo:text-align="center" style:justify-single-word="false"/>
      <style:text-properties fo:font-size="10pt" fo:language="en" fo:country="US" style:font-size-asian="10pt"/>
    </style:style>
    <style:style style:name="P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style:font-size-asian="10pt" style:font-style-asian="normal"/>
    </style:style>
    <style:style style:name="P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fo:font-weight="bold" style:font-size-asian="10pt" style:font-style-asian="normal" style:font-weight-asian="bold"/>
    </style:style>
    <style:style style:name="P4" style:family="paragraph" style:parent-style-name="Heading_20_0">
      <style:paragraph-properties fo:line-height="115%"/>
      <style:text-properties fo:font-size="10pt" fo:language="en" fo:country="GB" officeooo:paragraph-rsid="001e9e43" style:font-size-asian="10pt"/>
    </style:style>
    <style:style style:name="P5" style:family="paragraph" style:parent-style-name="Standard">
      <style:paragraph-properties fo:margin-left="0.6252in" fo:margin-right="0.6252in" fo:line-height="115%" fo:text-align="justify" style:justify-single-word="false" fo:text-indent="0in" style:auto-text-indent="false"/>
      <style:text-properties fo:font-size="10pt" fo:language="en" fo:country="GB" style:font-size-asian="10pt"/>
    </style:style>
    <style:style style:name="P6" style:family="paragraph" style:parent-style-name="Standard">
      <style:paragraph-properties fo:line-height="115%" fo:text-align="justify" style:justify-single-word="false"/>
      <style:text-properties fo:font-size="10pt" fo:language="en" fo:country="GB" style:font-size-asian="10pt"/>
    </style:style>
    <style:style style:name="P7" style:family="paragraph" style:parent-style-name="Standard">
      <style:paragraph-properties fo:line-height="115%" fo:text-align="justify" style:justify-single-word="false"/>
      <style:text-properties fo:font-size="10pt" fo:language="en" fo:country="GB" officeooo:rsid="00261545" officeooo:paragraph-rsid="00261545" style:font-size-asian="10pt"/>
    </style:style>
    <style:style style:name="P8" style:family="paragraph" style:parent-style-name="Standard">
      <style:paragraph-properties fo:line-height="115%" fo:text-align="center" style:justify-single-word="false"/>
      <style:text-properties fo:font-size="10pt" fo:font-weight="bold" officeooo:rsid="001e9e43" officeooo:paragraph-rsid="001e9e43" style:font-size-asian="10pt" style:font-weight-asian="bold" style:font-size-complex="10pt" style:font-weight-complex="bold"/>
    </style:style>
    <style:style style:name="P9" style:family="paragraph" style:parent-style-name="Standard">
      <style:paragraph-properties fo:line-height="115%" fo:text-align="center" style:justify-single-word="false"/>
      <style:text-properties fo:font-size="10pt" fo:font-weight="bold" officeooo:rsid="0022ba6a" officeooo:paragraph-rsid="0022ba6a" style:font-size-asian="10pt" style:font-weight-asian="bold" style:font-size-complex="10pt" style:font-weight-complex="bold"/>
    </style:style>
    <style:style style:name="P10" style:family="paragraph" style:parent-style-name="Standard">
      <style:paragraph-properties fo:line-height="115%" fo:text-align="center" style:justify-single-word="false"/>
      <style:text-properties fo:font-size="10pt" officeooo:rsid="001e9e43" officeooo:paragraph-rsid="001e9e43" style:font-size-asian="10pt" style:font-size-complex="10pt"/>
    </style:style>
    <style:style style:name="P11" style:family="paragraph" style:parent-style-name="Standard">
      <style:paragraph-properties fo:line-height="115%" fo:text-align="center" style:justify-single-word="false"/>
      <style:text-properties fo:font-size="10pt" officeooo:paragraph-rsid="001e9e43" style:font-size-asian="10pt" style:font-size-complex="10pt"/>
    </style:style>
    <style:style style:name="P12" style:family="paragraph" style:parent-style-name="Standard">
      <style:paragraph-properties>
        <style:tab-stops>
          <style:tab-stop style:position="3.5in" style:type="center"/>
          <style:tab-stop style:position="7in" style:type="right"/>
        </style:tab-stops>
      </style:paragraph-properties>
    </style:style>
    <style:style style:name="P13" style:family="paragraph" style:parent-style-name="Footer">
      <style:paragraph-properties fo:text-align="center" style:justify-single-word="false"/>
    </style:style>
    <style:style style:name="P14" style:family="paragraph" style:parent-style-name="Standard">
      <style:paragraph-properties fo:margin-left="0in" fo:margin-right="0in" fo:text-indent="0.5in" style:auto-text-indent="false"/>
    </style:style>
    <style:style style:name="P15"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fo:font-weight="bold" officeooo:paragraph-rsid="001badbd" style:font-style-asian="normal" style:font-weight-asian="bold"/>
    </style:style>
    <style:style style:name="P16"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officeooo:rsid="001badbd" officeooo:paragraph-rsid="001badbd" style:font-style-asian="normal"/>
    </style:style>
    <style:style style:name="P17"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officeooo:paragraph-rsid="001badbd" style:font-style-asian="normal"/>
    </style:style>
    <style:style style:name="P18"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style:font-style-asian="normal"/>
    </style:style>
    <style:style style:name="P19"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fo:font-weight="bold" style:font-style-asian="normal" style:font-weight-asian="bold"/>
    </style:style>
    <style:style style:name="P20"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officeooo:rsid="001badbd" officeooo:paragraph-rsid="001badbd"/>
    </style:style>
    <style:style style:name="P21" style:family="paragraph" style:parent-style-name="Heading_20_0">
      <style:paragraph-properties fo:margin-left="0.6252in" fo:margin-right="0.6252in" fo:line-height="115%" fo:text-indent="0in" style:auto-text-indent="false"/>
      <style:text-properties officeooo:rsid="001badbd" officeooo:paragraph-rsid="001badbd"/>
    </style:style>
    <style:style style:name="P2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n" fo:country="GB" style:font-size-complex="12pt"/>
    </style:style>
    <style:style style:name="P23" style:family="paragraph" style:parent-style-name="Epígrafe">
      <style:paragraph-properties fo:margin-top="0.3055in" fo:margin-bottom="0.0693in" style:contextual-spacing="false" fo:line-height="115%" fo:text-align="center" style:justify-single-word="false"/>
      <style:text-properties officeooo:paragraph-rsid="001e9e43"/>
    </style:style>
    <style:style style:name="P24" style:family="paragraph" style:parent-style-name="Standard">
      <style:paragraph-properties fo:margin-left="0.6252in" fo:margin-right="0.6252in" fo:line-height="115%" fo:text-align="justify" style:justify-single-word="false" fo:text-indent="0in" style:auto-text-indent="false"/>
    </style:style>
    <style:style style:name="P25" style:family="paragraph" style:parent-style-name="Standard">
      <style:paragraph-properties fo:line-height="115%" fo:text-align="justify" style:justify-single-word="false"/>
      <style:text-properties officeooo:paragraph-rsid="001e9e43"/>
    </style:style>
    <style:style style:name="P26" style:family="paragraph" style:parent-style-name="Standard">
      <style:paragraph-properties fo:line-height="115%" fo:text-align="justify" style:justify-single-word="false"/>
    </style:style>
    <style:style style:name="P27" style:family="paragraph" style:parent-style-name="Paragraphs">
      <style:paragraph-properties fo:line-height="150%"/>
    </style:style>
    <style:style style:name="P28" style:family="paragraph" style:parent-style-name="Standard">
      <style:paragraph-properties fo:margin-top="0in" fo:margin-bottom="0.0827in" style:contextual-spacing="false" fo:line-height="115%" fo:text-align="justify" style:justify-single-word="false"/>
      <style:text-properties officeooo:rsid="0019db26"/>
    </style:style>
    <style:style style:name="P29" style:family="paragraph" style:parent-style-name="TITLE" style:master-page-name="First_20_Page">
      <style:paragraph-properties fo:margin-top="0in" fo:margin-bottom="0in" style:contextual-spacing="false" fo:line-height="100%" fo:orphans="2" fo:widows="2" style:page-number="auto"/>
      <style:text-properties fo:font-size="16pt" style:font-size-asian="16pt"/>
    </style:style>
    <style:style style:name="P30" style:family="paragraph" style:parent-style-name="Heading_20_0">
      <style:paragraph-properties fo:line-height="115%"/>
      <style:text-properties officeooo:rsid="001badbd" officeooo:paragraph-rsid="001badbd"/>
    </style:style>
    <style:style style:name="P31"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style:font-style-asian="normal"/>
    </style:style>
    <style:style style:name="P32" style:family="paragraph" style:parent-style-name="Heading_20_1">
      <style:paragraph-properties fo:margin-left="0in" fo:margin-right="0in" fo:margin-top="0in" fo:margin-bottom="0.0827in" style:contextual-spacing="false" fo:line-height="115%"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style>
    <style:style style:name="P33" style:family="paragraph" style:parent-style-name="Heading_20_1">
      <style:paragraph-properties fo:margin-left="0in" fo:margin-right="0in" fo:margin-top="0in" fo:margin-bottom="0.0827in" style:contextual-spacing="false" fo:line-height="115%"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font-weight-complex="bold"/>
    </style:style>
    <style:style style:name="P34" style:family="paragraph" style:parent-style-name="Heading_20_1">
      <style:paragraph-properties fo:margin-left="0in" fo:margin-right="0in" fo:line-height="115%" fo:text-align="justify" style:justify-single-word="false" fo:text-indent="0in" style:auto-text-indent="false">
        <style:tab-stops/>
      </style:paragraph-properties>
      <style:text-properties style:font-name="Times New Roman" fo:font-size="10pt" fo:language="en" fo:country="GB" fo:font-weight="bold" style:font-size-asian="10pt" style:font-weight-asian="bold"/>
    </style:style>
    <style:style style:name="P35" style:family="paragraph" style:parent-style-name="Heading_20_2">
      <style:paragraph-properties fo:margin-left="0.6252in" fo:margin-right="0.6252in" fo:line-height="115%" fo:text-align="justify" style:justify-single-word="false" fo:text-indent="0in" style:auto-text-indent="false"/>
      <style:text-properties officeooo:paragraph-rsid="001badbd"/>
    </style:style>
    <style:style style:name="P36" style:family="paragraph" style:parent-style-name="Heading_20_2">
      <style:paragraph-properties fo:margin-top="0in" fo:margin-bottom="0.0827in" style:contextual-spacing="false" fo:line-height="115%" fo:text-align="justify" style:justify-single-word="false" fo:orphans="2" fo:widows="2" style:writing-mode="lr-tb"/>
    </style:style>
    <style:style style:name="P37" style:family="paragraph" style:parent-style-name="Heading_20_2">
      <style:paragraph-properties fo:margin-top="0in" fo:margin-bottom="0.0827in" style:contextual-spacing="false" fo:line-height="115%" fo:text-align="justify" style:justify-single-word="false"/>
      <style:text-properties style:font-name="Times New Roman" fo:font-size="10pt" fo:language="en" fo:country="GB" style:font-size-asian="10pt"/>
    </style:style>
    <style:style style:name="P38" style:family="paragraph" style:parent-style-name="Heading_20_2">
      <style:paragraph-properties fo:margin-left="0in" fo:margin-right="0in" fo:margin-top="0in" fo:margin-bottom="0.0827in" style:contextual-spacing="false" fo:line-height="115%" fo:text-align="justify" style:justify-single-word="false" fo:text-indent="0in" style:auto-text-indent="false"/>
      <style:text-properties style:font-name="Times New Roman" fo:font-size="10pt" fo:language="en" fo:country="GB" style:font-size-asian="10pt"/>
    </style:style>
    <style:style style:name="P39" style:family="paragraph" style:parent-style-name="Standard">
      <style:paragraph-properties fo:line-height="115%" fo:text-align="justify" style:justify-single-word="false"/>
      <style:text-properties fo:font-size="10pt" fo:language="en" fo:country="GB" officeooo:paragraph-rsid="001ca11c" style:font-size-asian="10pt"/>
    </style:style>
    <style:style style:name="P40" style:family="paragraph" style:parent-style-name="Standard" style:list-style-name="L1">
      <style:paragraph-properties fo:line-height="115%" fo:text-align="justify" style:justify-single-word="false"/>
      <style:text-properties fo:font-size="10pt" fo:language="en" fo:country="GB" officeooo:paragraph-rsid="001ca11c" style:font-size-asian="10pt"/>
    </style:style>
    <style:style style:name="P41" style:family="paragraph" style:parent-style-name="Standard" style:list-style-name="L2">
      <style:paragraph-properties fo:margin-top="0in" fo:margin-bottom="0.0827in" style:contextual-spacing="false" fo:line-height="115%" fo:text-align="justify" style:justify-single-word="false"/>
      <style:text-properties fo:font-size="10pt" fo:language="en" fo:country="GB" officeooo:rsid="0019db26" style:font-size-asian="10pt"/>
    </style:style>
    <style:style style:name="P42" style:family="paragraph" style:parent-style-name="Standard" style:list-style-name="L1">
      <style:paragraph-properties fo:line-height="115%" fo:text-align="justify" style:justify-single-word="false"/>
      <style:text-properties officeooo:paragraph-rsid="001ca11c"/>
    </style:style>
    <style:style style:name="P43" style:family="paragraph" style:parent-style-name="references" style:list-style-name="WW8Num1">
      <style:paragraph-properties fo:margin-left="0.2957in" fo:margin-right="0in" fo:margin-top="0in" fo:margin-bottom="0.0835in" style:contextual-spacing="false" fo:line-height="115%" fo:text-align="start" style:justify-single-word="false" fo:orphans="2" fo:widows="2" fo:text-indent="-0.2957in" style:auto-text-indent="false" style:writing-mode="lr-tb">
        <style:tab-stops/>
      </style:paragraph-properties>
    </style:style>
    <style:style style:name="P44" style:family="paragraph" style:parent-style-name="references" style:list-style-name="WW8Num1">
      <style:paragraph-properties fo:margin-left="0.2957in" fo:margin-right="0in" fo:margin-top="0in" fo:margin-bottom="0.0835in" style:contextual-spacing="false" fo:line-height="115%" fo:text-align="start" style:justify-single-word="false" fo:orphans="2" fo:widows="2" fo:text-indent="-0.2957in" style:auto-text-indent="false" style:writing-mode="lr-tb">
        <style:tab-stops/>
      </style:paragraph-properties>
      <style:text-properties officeooo:paragraph-rsid="0019db26"/>
    </style:style>
    <style:style style:name="P45" style:family="paragraph" style:parent-style-name="references" style:list-style-name="WW8Num1">
      <style:paragraph-properties fo:margin-left="0.2957in" fo:margin-right="0in" fo:line-height="115%" fo:orphans="2" fo:widows="2" fo:text-indent="0in" style:auto-text-indent="false">
        <style:tab-stops/>
      </style:paragraph-properties>
    </style:style>
    <style:style style:name="P46" style:family="paragraph" style:parent-style-name="references" style:list-style-name="WW8Num1">
      <style:paragraph-properties fo:margin-left="0.2957in" fo:margin-right="0in" fo:margin-top="0in" fo:margin-bottom="0.0835in" style:contextual-spacing="false" fo:line-height="115%" fo:text-align="start" style:justify-single-word="false" fo:orphans="2" fo:widows="2" fo:text-indent="-0.2957in" style:auto-text-indent="false" style:writing-mode="lr-tb">
        <style:tab-stops/>
      </style:paragraph-properties>
      <style:text-properties fo:font-style="normal" officeooo:rsid="00208b39" style:font-style-asian="normal" style:font-style-complex="normal"/>
    </style:style>
    <style:style style:name="T1" style:family="text">
      <style:text-properties officeooo:rsid="0019db26"/>
    </style:style>
    <style:style style:name="T2" style:family="text">
      <style:text-properties fo:font-size="10pt" style:font-size-asian="10pt"/>
    </style:style>
    <style:style style:name="T3" style:family="text">
      <style:text-properties fo:font-size="10pt" officeooo:rsid="001e9e43" style:font-size-asian="10pt"/>
    </style:style>
    <style:style style:name="T4" style:family="text">
      <style:text-properties fo:font-size="10pt" fo:language="en" fo:country="GB" style:font-size-asian="10pt"/>
    </style:style>
    <style:style style:name="T5" style:family="text">
      <style:text-properties fo:font-size="10pt" fo:language="en" fo:country="GB" officeooo:rsid="001badbd" style:font-size-asian="10pt"/>
    </style:style>
    <style:style style:name="T6" style:family="text">
      <style:text-properties fo:font-size="10pt" fo:language="en" fo:country="GB" officeooo:rsid="001e7433" style:font-size-asian="10pt"/>
    </style:style>
    <style:style style:name="T7" style:family="text">
      <style:text-properties fo:font-size="10pt" fo:language="en" fo:country="GB" officeooo:rsid="001e9e43" style:font-size-asian="10pt"/>
    </style:style>
    <style:style style:name="T8" style:family="text">
      <style:text-properties fo:font-size="10pt" fo:language="en" fo:country="GB" officeooo:rsid="0029f74a" style:font-size-asian="10pt"/>
    </style:style>
    <style:style style:name="T9" style:family="text">
      <style:text-properties fo:font-size="10pt" fo:language="en" fo:country="GB" fo:font-style="italic" officeooo:rsid="001e9e43" style:font-size-asian="10pt" style:font-style-asian="italic" style:font-style-complex="italic"/>
    </style:style>
    <style:style style:name="T10" style:family="text">
      <style:text-properties style:font-name="Times New Roman" fo:font-size="10pt" fo:language="en" fo:country="GB" style:font-size-asian="10pt"/>
    </style:style>
    <style:style style:name="T11" style:family="text">
      <style:text-properties style:font-name="Times New Roman" fo:font-size="10pt" fo:language="en" fo:country="GB" officeooo:rsid="001badbd" style:font-size-asian="10pt"/>
    </style:style>
    <style:style style:name="T12" style:family="text">
      <style:text-properties style:font-name="Times New Roman" fo:font-size="10pt" fo:language="en" fo:country="GB" fo:font-weight="normal" style:font-size-asian="10pt" style:font-weight-asian="normal"/>
    </style:style>
    <style:style style:name="T13" style:family="text">
      <style:text-properties style:font-name="Times New Roman" fo:font-size="10pt" fo:language="en" fo:country="GB" fo:font-weight="normal" style:font-size-asian="10pt" style:font-weight-asian="normal" style:font-weight-complex="normal"/>
    </style:style>
    <style:style style:name="T14" style:family="text">
      <style:text-properties style:font-name="Times" fo:font-size="10pt" fo:language="en" fo:country="US" style:font-size-asian="10pt" style:font-name-complex="CMR10" style:font-size-complex="10pt"/>
    </style:style>
    <style:style style:name="T15" style:family="text">
      <style:text-properties style:use-window-font-color="true" loext:opacity="0%" style:font-name="Times New Roman" fo:font-size="10pt" fo:language="en" fo:country="GB" fo:font-weight="bold" style:font-name-asian="Times New Roman" style:font-size-asian="10pt" style:font-weight-asian="bold" style:font-name-complex="Times New Roman" style:font-size-complex="12pt" style:language-complex="ar" style:country-complex="SA" style:font-weight-complex="bold"/>
    </style:style>
    <style:style style:name="T16" style:family="text">
      <style:text-properties fo:font-style="normal" style:font-style-asian="normal" style:font-style-complex="normal"/>
    </style:style>
    <style:style style:name="T17" style:family="text">
      <style:text-properties fo:font-style="normal" officeooo:rsid="00208b39" style:font-style-asian="normal" style:font-style-complex="normal"/>
    </style:style>
    <style:style style:name="T18" style:family="text">
      <style:text-properties officeooo:rsid="001badbd"/>
    </style:style>
    <style:style style:name="T19" style:family="text">
      <style:text-properties officeooo:rsid="001dad99"/>
    </style:style>
    <style:style style:name="T20" style:family="text">
      <style:text-properties officeooo:rsid="001e7433"/>
    </style:style>
    <style:style style:name="T21" style:family="text">
      <style:text-properties officeooo:rsid="001e9e43"/>
    </style:style>
    <style:style style:name="T22" style:family="text">
      <style:text-properties officeooo:rsid="0022ba6a"/>
    </style:style>
    <style:style style:name="T23" style:family="text">
      <style:text-properties officeooo:rsid="00249e6c"/>
    </style:style>
    <style:style style:name="T24" style:family="text">
      <style:text-properties officeooo:rsid="002685e9"/>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5861187"/>
      </text:sequence-decls>
      <text:p text:style-name="P29">Sistema de Preguntas y Respuestas sobre Legislación Paraguaya</text:p>
      <text:section text:style-name="Sect1" text:name="Sección1">
        <text:p text:style-name="P2"/>
        <text:p text:style-name="P3"/>
        <text:p text:style-name="P15">Oscar <text:span text:style-name="T19">N.</text:span> Ortiz-Torres</text:p>
        <text:p text:style-name="P16">Universidad Comunera del Paraguay, Programa de Postgrado</text:p>
        <text:p text:style-name="P31">Asunción, Paraguay</text:p>
        <text:p text:style-name="P22">oscarnortiz@gmail.com</text:p>
        <text:p text:style-name="P18"/>
        <text:p text:style-name="P17">y</text:p>
        <text:p text:style-name="P18"/>
        <text:p text:style-name="P19"><text:span text:style-name="T18">Guillermo</text:span> <text:span text:style-name="T18">A. Osorio-Marín</text:span></text:p>
        <text:p text:style-name="P16">Universidad Comunera del Paraguay, Programa de Postgrado</text:p>
        <text:p text:style-name="P17">San Lorenzo, Paraguay</text:p>
        <text:p text:style-name="P20">gaompy@gmail.com</text:p>
      </text:section>
      <text:section text:style-name="Sect1" text:name="Sección2">
        <text:p text:style-name="P27"/>
      </text:section>
      <text:section text:style-name="Sect2" text:name="Sección3">
        <text:p text:style-name="P21">Resumen</text:p>
        <text:p text:style-name="P24"><text:span text:style-name="T5">E</text:span><text:span text:style-name="T4">l acceso efectivo a la legislación </text:span><text:span text:style-name="T5">en Paraguay </text:span><text:span text:style-name="T4">se ve obstaculizado por el lenguaje técnico y complej</text:span><text:span text:style-name="T5">o</text:span><text:span text:style-name="T4"> de los textos legales, </text:span><text:span text:style-name="T5">limitando </text:span><text:span text:style-name="T4">su comprensión por parte de la ciudadanía sin formación </text:span><text:span text:style-name="T5">en materia </text:span><text:span text:style-name="T4">jurídica. Este artículo presenta el desarrollo de un sistema de preguntas y respuestas (QA) basado en inteligencia artificial, diseñado para facilitar la consulta de normativas paraguayas mediante el uso de lenguaje natural. El sistema busca ofrecer respuestas claras y accesibles a preguntas </text:span><text:span text:style-name="T5">en lenguaje natural</text:span><text:span text:style-name="T4"> sobre derechos, deberes y leyes vigentes, utilizando como fuente principal la Biblioteca y Archivo del Congreso Nacional (BACN).</text:span></text:p>
        <text:p text:style-name="P5"/>
        <text:h text:style-name="P35" text:outline-level="2"><text:span text:style-name="T11">Palabras clave</text:span><text:span text:style-name="T10">: </text:span><text:span text:style-name="T13">Acceso a la información,</text:span><text:span text:style-name="T12"> Sistema de preguntas y respuestas (QA), Derecho paraguayo, Inteligencia artificial ética, PLN, FAISS , BERT, RAG, Embeddings.</text:span></text:h>
        <text:p text:style-name="P6"/>
        <text:p text:style-name="P6"/>
        <text:h text:style-name="P32" text:outline-level="1">1 Planteamiento del problema</text:h>
        <text:p text:style-name="P39">En Paraguay, el acceso comprensible y rápido a las leyes sigue siendo limitado para la ciudadanía en general. Si bien los textos legales están disponibles en portales públicos como la Biblioteca y Archivo del Congreso Nacional (BACN), su estructura y lenguaje técnico dificultan la comprensión para personas sin formación jurídica.</text:p>
        <text:p text:style-name="P39">El objetivo de este proyecto es desarrollar un sistema de preguntas y respuestas (QA) que permita consultar normativas paraguayas de forma natural, utilizando lenguaje cotidiano. Esto facilitará el acceso a información sobre derechos, deberes y normativas clave, fomentando la educación cívica, el empoderamiento ciudadano y el uso ético de la inteligencia artificial.</text:p>
        <text:h text:style-name="P34" text:outline-level="1"/>
        <text:h text:style-name="P33" text:outline-level="1">2 Descripción del corpus</text:h>
        <text:p text:style-name="P39">Se utilizarán versiones oficiales y públicas de los siguientes textos legales, disponibles en formato digital desde el sitio de la BACN:</text:p>
        <text:list text:style-name="L1">
          <text:list-item>
            <text:p text:style-name="P40">Constitución Nacional</text:p>
          </text:list-item>
          <text:list-item>
            <text:p text:style-name="P40">Código Laboral (Ley N° 213/93)</text:p>
          </text:list-item>
          <text:list-item>
            <text:p text:style-name="P40">Código Civil (Ley N° 1183/85)</text:p>
          </text:list-item>
          <text:list-item>
            <text:p text:style-name="P40">Código Penal (Ley N° 1160/97)</text:p>
          </text:list-item>
          <text:list-item>
            <text:p text:style-name="P40">Código Electoral Paraguayo</text:p>
          </text:list-item>
          <text:list-item>
            <text:p text:style-name="P42"><text:span text:style-name="T4">Ley de Tránsito (Ley N° 5016/14)</text:span></text:p>
          </text:list-item>
          <text:list-item>
            <text:p text:style-name="P40"><text:soft-page-break/>Ley de Telecomunicaciones (Ley N° 642/95)</text:p>
          </text:list-item>
          <text:list-item>
            <text:p text:style-name="P40">Ley de la Niñez y Adolescencia (Ley N° 1680/01)</text:p>
          </text:list-item>
          <text:list-item>
            <text:p text:style-name="P40">Ley de Protección Integral a las Mujeres (Ley N° 5777/16)</text:p>
          </text:list-item>
          <text:list-item>
            <text:p text:style-name="P40">Derechos de las Personas con Discapacidad</text:p>
          </text:list-item>
          <text:list-item>
            <text:p text:style-name="P40">Ley de Protección de Datos Personales</text:p>
          </text:list-item>
          <text:list-item>
            <text:p text:style-name="P40">Ley de Educación Superior (Ley N° 4995/13)</text:p>
          </text:list-item>
          <text:list-item>
            <text:p text:style-name="P40">Ley de Acceso a la Información Pública</text:p>
          </text:list-item>
          <text:list-item>
            <text:p text:style-name="P40">Ley de Defensa del Consumidor y del Usuario</text:p>
          </text:list-item>
          <text:list-item>
            <text:p text:style-name="P40">Ley de Protección del Patrimonio Cultural</text:p>
          </text:list-item>
          <text:list-item>
            <text:p text:style-name="P40">Ley de Migraciones (Ley N° 6984/22)</text:p>
          </text:list-item>
        </text:list>
        <text:p text:style-name="P6"/>
        <text:h text:style-name="P32" text:outline-level="1">3 Metodología</text:h>
        <text:h text:style-name="P36" text:outline-level="2"><text:span text:style-name="T10">3.</text:span><text:span text:style-name="T15">1 Preparación del corpus legal</text:span></text:h>
        <text:p text:style-name="P6">Se recopilarán y limpiarán versiones oficiales y públicas de normativas paraguayas disponibles en formato digital en el sitio de la Biblioteca y Archivo del Congreso Nacional (BACN). Los textos serán segmentados en unidades semánticas relevantes (<text:span text:style-name="T22">ley</text:span><text:span text:style-name="T23">es</text:span><text:span text:style-name="T22"> y </text:span>artículos) para facilitar su indexación y recuperación.</text:p>
        <text:p text:style-name="P7">En principio se elaborará manualmente un listado de las 16 leyes <text:span text:style-name="T24">competentes a este trabajo, asociadas a la URL sobre la cual se extraerán los </text:span>artículos <text:span text:style-name="T24">correspondientes. En este proceso se hará uso de expresiones regulares para capturar específicamente el contenido de cada artículo. Luego se almacenarán estos datos en formato de texto crudo para su posterior uso en el proceso.</text:span></text:p>
        <text:p text:style-name="P6"/>
        <text:h text:style-name="P37" text:outline-level="2">3.<text:span text:style-name="T20">2</text:span> Representación semántica del corpus</text:h>
        <text:p text:style-name="P6">Se utilizarán modelos preentrenados de lenguaje en español, específicamente una variante ligera de BERT<text:span text:style-name="T21"> llamada “sentence-transformers/all-MiniLM-L6-v2”</text:span> para generar embeddings o representaciones vectoriales de cada unidad textual del corpus. Estos vectores capturan la semántica de los textos legales y permiten comparaciones eficientes entre preguntas y fragmentos normativos.</text:p>
        <text:p text:style-name="P6"/>
        <text:h text:style-name="P38" text:outline-level="2">3.3 Recuperación aumentada por generación (RAG)</text:h>
        <text:p text:style-name="P6">El sistema empleará la arquitectura RAG, que combina técnicas de recuperación de información y generación de texto. Ante una consulta en lenguaje natural, se realizará primero una búsqueda semántica mediante FAISS (Facebook AI Similarity Search), una herramienta de búsqueda rápida sobre vectores, para recuperar los fragmentos normativos más relevantes. Luego, se utilizará un modelo generativo (basado en transformers) para formular una respuesta comprensible a partir de los textos recuperados, manteniendo fidelidad al contenido legal original. </text:p>
        <text:p text:style-name="P6"/>
        <text:h text:style-name="P38" text:outline-level="2">3.4. Evaluación</text:h>
        <text:p text:style-name="P28"><text:span text:style-name="T6">En base a un sistema de </text:span><text:span text:style-name="T8">5</text:span><text:span text:style-name="T6">8 preguntas predefinidas se evaluará e</text:span><text:span text:style-name="T4">l desempeño del sistema mediante una estrategia mixta:</text:span></text:p>
        <text:list text:style-name="L2">
          <text:list-item>
            <text:p text:style-name="P41">Precisión: porcentaje de respuestas en las que el fragmento legal recuperado coincide con la norma relevante esperada (verificación manual).</text:p>
          </text:list-item>
          <text:list-item>
            <text:p text:style-name="P41">Cobertura: proporción de preguntas respondidas correctamente dentro de un conjunto de pruebas representativas.</text:p>
          </text:list-item>
          <text:list-item>
            <text:p text:style-name="P41">Utilidad percibida: análisis cualitativo mediante encuestas a usuarios no expertos en derecho, para medir la claridad y utilidad de las respuestas generadas.</text:p>
          </text:list-item>
        </text:list>
        <text:p text:style-name="P6"/>
        <text:h text:style-name="P32" text:outline-level="1">4 Evaluación de resultados</text:h>
        <text:p text:style-name="P25"><text:span text:style-name="T6">En </text:span><text:span text:style-name="T7">esta </text:span><text:span text:style-name="T6">sección se </text:span><text:span text:style-name="T7">exponen los resultados de la evaluación de </text:span><text:span text:style-name="T6">las métricas de rendimiento del sistema de preguntas y respuestas </text:span><text:span text:style-name="T7">sobre las preguntas enumeradas del 1 al 48. En la </text:span><text:span text:style-name="T9">Tabla 1</text:span><text:span text:style-name="T7"> se puede observar el resumen de evaluación.</text:span></text:p>
        <text:p text:style-name="P23"><text:soft-page-break/><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0" text:name="t5861187" text:formula="ooow:t5861187+1" style:num-format="1">1</text:sequence></text:span></text:span><text:span text:style-name="capLabel"><text:span text:style-name="T2">:</text:span></text:span><text:span text:style-name="T2"> </text:span><text:span text:style-name="T3">Resumen de evaluación</text:span></text:p>
        <table:table table:name="Table1" table:style-name="Table1">
          <table:table-column table:style-name="Table1.A"/>
          <table:table-column table:style-name="Table1.B"/>
          <table:table-header-rows>
            <table:table-row table:style-name="Table1.1">
              <table:table-cell table:style-name="Table1.A1" office:value-type="string">
                <text:p text:style-name="P8">Métrica</text:p>
              </table:table-cell>
              <table:table-cell table:style-name="Table1.A1" office:value-type="string">
                <text:p text:style-name="P9">Rendimiento</text:p>
              </table:table-cell>
            </table:table-row>
          </table:table-header-rows>
          <table:table-row table:style-name="Table1.1">
            <table:table-cell table:style-name="Table1.A2" office:value-type="string">
              <text:p text:style-name="P10">Precisión</text:p>
            </table:table-cell>
            <table:table-cell table:style-name="Table1.A2" office:value-type="string">
              <text:p text:style-name="P11"/>
            </table:table-cell>
          </table:table-row>
          <table:table-row table:style-name="Table1.1">
            <table:table-cell table:style-name="Table1.A3" office:value-type="string">
              <text:p text:style-name="P10">Cobertura</text:p>
            </table:table-cell>
            <table:table-cell table:style-name="Table1.A3" office:value-type="string">
              <text:p text:style-name="P11"/>
            </table:table-cell>
          </table:table-row>
          <table:table-row table:style-name="Table1.1">
            <table:table-cell table:style-name="Table1.A4" office:value-type="string">
              <text:p text:style-name="P10">Utilidad Percibida</text:p>
            </table:table-cell>
            <table:table-cell table:style-name="Table1.A4" office:value-type="string">
              <text:p text:style-name="P11"/>
            </table:table-cell>
          </table:table-row>
        </table:table>
        <text:p text:style-name="P4"/>
        <text:h text:style-name="P32" text:outline-level="1">5 Conclusiones y recomendaciones</text:h>
        <text:p text:style-name="P26"><text:span text:style-name="T14"/></text:p>
        <text:p text:style-name="P30">Referencias</text:p>
        <text:list text:style-name="WW8Num1">
          <text:list-item>
            <text:p text:style-name="P46"><text:bookmark-start text:name="__RefNumPara__8567_338442994"/>Reimers, N., &amp; Gurevych, I. (2019). Sentence-BERT: Sentence Embeddings using Siamese BERT-Networks. arXiv:1908.10084.<text:bookmark-end text:name="__RefNumPara__8567_338442994"/></text:p>
          </text:list-item>
          <text:list-item>
            <text:p text:style-name="P46">Johnson, J., Douze, M., &amp; Jégou, H. (2019). Billion-scale similarity search with GPUs. IEEE Transactions on Big Data.</text:p>
          </text:list-item>
          <text:list-item>
            <text:p text:style-name="P46">Lewis, P., Perez, E., Piktus, A., Petroni, F., Karpukhin, V., Goyal, N., ... &amp; Riedel, S. (2020). Retrieval-Augmented Generation for Knowledge-Intensive NLP Tasks. Advances in Neural Information Processing Systems (NeurIPS 2020).</text:p>
          </text:list-item>
          <text:list-item>
            <text:p text:style-name="P43"><text:span text:style-name="T17">Oscar Ortíz. (2025). legislacionParaguaya [Código fuente]. GitHub. </text:span><text:a xlink:type="simple" xlink:href="https://github.com/oscarnortiz/legislacionParaguaya" text:style-name="Internet_20_link" text:visited-style-name="Visited_20_Internet_20_Link"><text:span text:style-name="T16">https://github.com/oscarnortiz/legislacionParaguaya</text:span></text:a></text:p>
          </text:list-item>
          <text:list-item>
            <text:p text:style-name="P44"><text:span text:style-name="T1">Biblioteca y Archivo Central del Congreso Nacional. (s.f.). Normativas legales de Paraguay. </text:span><text:a xlink:type="simple" xlink:href="https://www.bacn.gov.py/" text:style-name="Internet_20_link" text:visited-style-name="Visited_20_Internet_20_Link"><text:span text:style-name="T1">https://www.bacn.gov.py/</text:span></text:a><text:span text:style-name="T1"> <text:s/></text:span></text:p>
            <text:p text:style-name="P45"/>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Book Antiqua" fo:font-family="'Book Antiqua'" style:font-family-generic="roman" style:font-pitch="variable" fo:font-size="10pt" fo:language="es" fo:country="ES" style:font-size-asian="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variant="small-caps" style:font-name="Book Antiqua" fo:font-family="'Book Antiqua'" style:font-family-generic="roman" style:font-pitch="variable"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Book Antiqua" fo:font-family="'Book Antiqua'" style:font-family-generic="roman" style:font-pitch="variable" fo:language="es" fo:country="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Book Antiqua" fo:font-family="'Book Antiqua'" style:font-family-generic="roman" style:font-pitch="variable" fo:language="es" fo:country="ES" style:text-underline-style="solid" style:text-underline-width="auto" style:text-underline-color="font-color"/>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0835in" style:contextual-spacing="false" fo:text-align="justify" style:justify-single-word="false" fo:orphans="0" fo:widows="0">
        <style:tab-stops>
          <style:tab-stop style:position="2.8839in" style:type="center"/>
          <style:tab-stop style:position="5.7681in" style:type="right"/>
        </style:tab-stops>
      </style:paragraph-properties>
      <style:text-properties fo:font-size="10pt" fo:language="en" fo:country="US" style:font-size-asian="10pt" style:font-size-complex="10pt"/>
    </style:style>
    <style:style style:name="TITLE" style:family="paragraph" style:parent-style-name="Standard">
      <style:paragraph-properties fo:margin-top="0.0835in" fo:margin-bottom="0.0835in" style:contextual-spacing="false" style:line-height-at-least="0.25in" fo:text-align="center" style:justify-single-word="false" fo:orphans="0" fo:widows="0"/>
      <style:text-properties fo:font-size="18pt" fo:language="en" fo:country="US" fo:font-weight="bold" style:font-size-asian="18pt" style:font-weight-asian="bold" style:font-size-complex="10pt"/>
    </style:style>
    <style:style style:name="Paragraphs" style:family="paragraph" style:parent-style-name="Standard">
      <style:paragraph-properties fo:margin-top="0in" fo:margin-bottom="0.0835in" style:contextual-spacing="false" fo:text-align="justify" style:justify-single-word="false" fo:orphans="0" fo:widows="0"/>
      <style:text-properties fo:font-size="10pt" fo:language="en" fo:country="US" style:font-size-asian="10pt" style:font-size-complex="10pt"/>
    </style:style>
    <style:style style:name="references" style:family="paragraph" style:parent-style-name="Paragraphs">
      <style:paragraph-properties fo:margin-left="0.2in" fo:margin-right="0in" fo:text-indent="-0.2in" style:auto-text-indent="false"/>
    </style:style>
    <style:style style:name="bullet" style:family="paragraph" style:parent-style-name="Paragraphs" style:list-style-name="WW8Num3">
      <style:paragraph-properties fo:margin-top="0in" fo:margin-bottom="0.0417in" style:contextual-spacing="false"/>
    </style:style>
    <style:style style:name="Author_20_Name" style:display-name="Author Name" style:family="paragraph" style:parent-style-name="Standard">
      <style:paragraph-properties fo:orphans="0" fo:widows="0">
        <style:tab-stops>
          <style:tab-stop style:position="3.5in" style:type="center"/>
        </style:tab-stops>
      </style:paragraph-properties>
      <style:text-properties fo:language="en" fo:country="US" fo:font-style="italic" style:font-style-asian="italic" style:font-size-complex="10pt"/>
    </style:style>
    <style:style style:name="Heading_20_0" style:display-name="Heading 0" style:family="paragraph" style:parent-style-name="Standard" style:next-style-name="Standard">
      <style:paragraph-properties fo:margin-left="0in" fo:margin-right="0.0075in" fo:margin-top="0.1665in" fo:margin-bottom="0.0835in" style:contextual-spacing="false" fo:keep-together="always" fo:orphans="0" fo:widows="0" fo:text-indent="0in" style:auto-text-indent="false" fo:keep-with-next="always"/>
      <style:text-properties fo:font-size="10pt" fo:language="en" fo:country="US" fo:font-weight="bold" style:font-size-asian="10pt" style:font-weight-asian="bold" style:font-size-complex="10pt"/>
    </style:style>
    <style:style style:name="Title" style:family="paragraph" style:parent-style-name="Standard" style:next-style-name="Subtitle"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Subtitle" style:family="paragraph" style:parent-style-name="Standard" style:next-style-name="Text_20_body"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Epígrafe" style:family="paragraph" style:parent-style-name="Standard" style:next-style-name="Standard">
      <style:paragraph-properties fo:line-height="0.1528in" fo:keep-with-next="always"/>
      <style:text-properties fo:font-size="9pt" fo:language="en" fo:country="US" style:font-size-asian="9pt" style:font-size-complex="10pt"/>
    </style:style>
    <style:style style:name="Table" style:family="paragraph" style:parent-style-name="Standard" style:class="extra">
      <style:paragraph-properties fo:line-height="0.1528in"/>
      <style:text-properties fo:font-size="9pt" fo:language="en" fo:country="US" style:font-size-asian="9pt"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mment" style:family="paragraph" style:parent-style-name="Standard" style:class="extra">
      <style:text-properties fo:font-size="10pt" style:font-size-asian="10pt" style:font-size-complex="10pt"/>
    </style:style>
    <style:style style:name="WW8Num2z1" style:family="text">
      <style:text-properties style:font-name="Wingdings" fo:font-family="Wingdings"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capLabel" style:family="text" style:parent-style-name="Fuente_20_de_20_párrafo_20_predeter.">
      <style:text-properties style:text-position="0% 100%" fo:font-weight="bold" style:font-weight-asian="bold"/>
    </style:style>
    <style:style style:name="Encabezado_20_Car" style:display-name="Encabezado Car" style:family="text" style:parent-style-name="Fuente_20_de_20_párrafo_20_predeter.">
      <style:text-properties fo:font-size="12pt" style:font-size-asian="12pt"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3228in" fo:text-indent="-0.0516in" fo:margin-left="0.322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prefix="["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0"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0"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0"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language="en" fo:country="US" style:font-size-asian="10pt"/>
    </style:style>
    <style:style style:name="MP2" style:family="paragraph" style:parent-style-name="Standard">
      <style:paragraph-properties>
        <style:tab-stops>
          <style:tab-stop style:position="3.5in" style:type="center"/>
          <style:tab-stop style:position="7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Standard">
      <style:paragraph-properties fo:margin-left="0in" fo:margin-right="0in" fo:text-indent="0.5in" style:auto-text-indent="false"/>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1898in" fo:margin-left="0in" fo:margin-right="0in" fo:margin-top="0.1508in" style:dynamic-spacing="true"/>
      </style:footer-style>
    </style:page-layout>
    <style:page-layout style:name="Mpm2">
      <style:page-layout-properties fo:page-width="8.2681in" fo:page-height="11.6929in" style:num-format="1" style:print-orientation="portrait" fo:margin-top="0.7874in" fo:margin-bottom="0.9839in" fo:margin-left="0.9839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98in" fo:margin-left="0in" fo:margin-right="0in" fo:margin-bottom="0.2591in" style:dynamic-spacing="true"/>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7902in" fo:margin-bottom="0.9799in" fo:margin-left="0.9799in" fo:margin-right="0.7902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1898in" fo:margin-left="0in" fo:margin-right="0in" fo:margin-top="0.1508in" style:dynamic-spacing="true"/>
      </style:footer-style>
    </style:page-layout>
    <style:page-layout style:name="Mpm5">
      <style:page-layout-properties fo:page-width="8.5in" fo:page-height="11in" style:num-format="1" style:print-orientation="portrait" fo:margin-top="0.9839in" fo:margin-bottom="0.9839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draw:frame draw:style-name="Mfr1" draw:name="Marco3" text:anchor-type="paragraph" svg:y="0.0008in" draw:z-index="1"><draw:text-box fo:min-height="0.1457in" fo:min-width="0.0161in"><text:p text:style-name="Footer"><text:span text:style-name="Page_20_Number"><text:page-number text:select-page="current">3</text:page-number></text:span></text:p></draw:text-box></draw:frame></text:p>
      </style:footer>
    </style:master-page>
    <style:master-page style:name="First_20_Page" style:display-name="First Page" style:page-layout-name="Mpm2" draw:style-name="Mdp1" style:next-style-name="Standard">
      <style:header>
        <text:p text:style-name="MP1"/>
      </style:header>
      <style:footer>
        <text:p text:style-name="MP3"><text:page-number text:select-page="current">1</text:page-number></text:p>
      </style:footer>
    </style:master-page>
    <style:master-page style:name="Convertir_20_1" style:display-name="Convertir 1" style:page-layout-name="Mpm3" draw:style-name="Mdp1">
      <style:header>
        <text:p text:style-name="Header"/>
      </style:header>
      <style:footer>
        <text:p text:style-name="Footer"/>
      </style:footer>
    </style:master-page>
    <style:master-page style:name="Convertir_20_2" style:display-name="Convertir 2" style:page-layout-name="Mpm3" draw:style-name="Mdp1" style:next-style-name="Conversión_20_siguiente_20_2">
      <style:header>
        <text:p text:style-name="Header"/>
      </style:header>
      <style:footer>
        <text:p text:style-name="Footer"/>
      </style:footer>
    </style:master-page>
    <style:master-page style:name="Conversión_20_siguiente_20_2" style:display-name="Conversión siguiente 2" style:page-layout-name="Mpm4" draw:style-name="Mdp1">
      <style:footer>
        <text:p text:style-name="MP4"><draw:frame draw:style-name="Mfr1" draw:name="Marco2" text:anchor-type="paragraph" svg:y="0.0008in" draw:z-index="0"><draw:text-box fo:min-height="0.1457in" fo:min-width="0.0161in"><text:p text:style-name="Footer"><text:span text:style-name="Page_20_Number"><text:page-number text:select-page="current">0</text:page-number></text:span></text:p></draw:text-box></draw:frame></text:p>
      </style:footer>
    </style:master-page>
    <style:master-page style:name="Convertir_20_3" style:display-name="Convertir 3" style:page-layout-name="Mpm5"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LEIej Author instructions</dc:title>
    <meta:initial-creator>USACH</meta:initial-creator>
    <meta:creation-date>2009-02-17T13:31:00</meta:creation-date>
    <dc:date>2025-05-06T17:16:32.014700396</dc:date>
    <meta:print-date>2011-01-27T11:27:00.01</meta:print-date>
    <meta:editing-cycles>36</meta:editing-cycles>
    <meta:editing-duration>PT17H13M51S</meta:editing-duration>
    <meta:generator>LibreOffice/24.2.7.2$Linux_X86_64 LibreOffice_project/420$Build-2</meta:generator>
    <meta:document-statistic meta:table-count="1" meta:image-count="0" meta:object-count="0" meta:page-count="3" meta:paragraph-count="65" meta:word-count="873" meta:character-count="6017" meta:non-whitespace-character-count="5230"/>
  </office:meta>
</office:document-meta>
</file>